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_2^22" table:style-name="ta1">
        <table:shapes>
          <draw:frame draw:z-index="0" draw:style-name="gr1" draw:text-style-name="P1" svg:width="5.8327in" svg:height="3.2732in" svg:x="6.9126in" svg:y="2.4575in">
            <draw:object draw:notify-on-update-of-ranges="'merged_sorting_results_2^22'.I5:'merged_sorting_results_2^22'.I12 'merged_sorting_results_2^22'.K5:'merged_sorting_results_2^22'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8327in" svg:height="3.2732in" svg:x="13.0445in" svg:y="2.489in">
            <draw:object draw:notify-on-update-of-ranges="'merged_sorting_results_2^22'.I5:'merged_sorting_results_2^22'.I12 'merged_sorting_results_2^22'.J5:'merged_sorting_results_2^22'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Array Length: 2^2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2024-10-18 15:53:43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0.36" calcext:value-type="float">
            <text:p>4400.36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" calcext:value-type="float">
            <text:p>1</text:p>
          </table:table-cell>
          <table:table-cell table:style-name="ce3" table:formula="of:=AVERAGE(OFFSET([.$E$5]; (ROW() - 5) * 9; 0; 5; 1))" office:value-type="float" office:value="4393.178" calcext:value-type="float">
            <text:p>4393.178</text:p>
          </table:table-cell>
          <table:table-cell table:style-name="ce3" table:formula="of:=[.$J$5]/[.J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4-10-18 15:53: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76.04" calcext:value-type="float">
            <text:p>4376.0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2" calcext:value-type="float">
            <text:p>2</text:p>
          </table:table-cell>
          <table:table-cell table:style-name="ce3" table:formula="of:=AVERAGE(OFFSET([.$E$5]; (ROW() - 5) * 9; 0; 5; 1))" office:value-type="float" office:value="2357.484" calcext:value-type="float">
            <text:p>2357.484</text:p>
          </table:table-cell>
          <table:table-cell table:style-name="ce3" table:formula="of:=[.$J$5]/[.J6]" office:value-type="float" office:value="1.86350278517267" calcext:value-type="float">
            <text:p>1.86350278517267</text:p>
          </table:table-cell>
        </table:table-row>
        <table:table-row table:style-name="ro1">
          <table:table-cell office:value-type="string" calcext:value-type="string">
            <text:p>2024-10-18 15:53: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90.14" calcext:value-type="float">
            <text:p>4390.1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4" calcext:value-type="float">
            <text:p>4</text:p>
          </table:table-cell>
          <table:table-cell table:style-name="ce3" table:formula="of:=AVERAGE(OFFSET([.$E$5]; (ROW() - 5) * 9; 0; 5; 1))" office:value-type="float" office:value="1214.926" calcext:value-type="float">
            <text:p>1214.926</text:p>
          </table:table-cell>
          <table:table-cell table:style-name="ce3" table:formula="of:=[.$J$5]/[.J7]" office:value-type="float" office:value="3.6160045961647" calcext:value-type="float">
            <text:p>3.6160045961647</text:p>
          </table:table-cell>
        </table:table-row>
        <table:table-row table:style-name="ro1">
          <table:table-cell office:value-type="string" calcext:value-type="string">
            <text:p>2024-10-18 15:53:5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92.97" calcext:value-type="float">
            <text:p>4392.9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8" calcext:value-type="float">
            <text:p>8</text:p>
          </table:table-cell>
          <table:table-cell table:style-name="ce3" table:formula="of:=AVERAGE(OFFSET([.$E$5]; (ROW() - 5) * 9; 0; 5; 1))" office:value-type="float" office:value="642.6046" calcext:value-type="float">
            <text:p>642.6046</text:p>
          </table:table-cell>
          <table:table-cell table:style-name="ce3" table:formula="of:=[.$J$5]/[.J8]" office:value-type="float" office:value="6.83651813261218" calcext:value-type="float">
            <text:p>6.83651813261218</text:p>
          </table:table-cell>
        </table:table-row>
        <table:table-row table:style-name="ro1">
          <table:table-cell office:value-type="string" calcext:value-type="string">
            <text:p>2024-10-18 15:54: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06.38" calcext:value-type="float">
            <text:p>4406.3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6" calcext:value-type="float">
            <text:p>16</text:p>
          </table:table-cell>
          <table:table-cell table:style-name="ce3" table:formula="of:=AVERAGE(OFFSET([.$E$5]; (ROW() - 5) * 9; 0; 5; 1))" office:value-type="float" office:value="621.3314" calcext:value-type="float">
            <text:p>621.3314</text:p>
          </table:table-cell>
          <table:table-cell table:style-name="ce3" table:formula="of:=[.$J$5]/[.J9]" office:value-type="float" office:value="7.07058745139872" calcext:value-type="float">
            <text:p>7.0705874513987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32" calcext:value-type="float">
            <text:p>32</text:p>
          </table:table-cell>
          <table:table-cell table:style-name="ce3" table:formula="of:=AVERAGE(OFFSET([.$E$5]; (ROW() - 5) * 9; 0; 5; 1))" office:value-type="float" office:value="688.3618" calcext:value-type="float">
            <text:p>688.3618</text:p>
          </table:table-cell>
          <table:table-cell table:style-name="ce3" table:formula="of:=[.$J$5]/[.J10]" office:value-type="float" office:value="6.38207698335381" calcext:value-type="float">
            <text:p>6.3820769833538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64" calcext:value-type="float">
            <text:p>64</text:p>
          </table:table-cell>
          <table:table-cell table:style-name="ce3" table:formula="of:=AVERAGE(OFFSET([.$E$5]; (ROW() - 5) * 9; 0; 5; 1))" office:value-type="float" office:value="734.7292" calcext:value-type="float">
            <text:p>734.7292</text:p>
          </table:table-cell>
          <table:table-cell table:style-name="ce3" table:formula="of:=[.$J$5]/[.J11]" office:value-type="float" office:value="5.97931591666698" calcext:value-type="float">
            <text:p>5.97931591666698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9; 0)" office:value-type="float" office:value="128" calcext:value-type="float">
            <text:p>128</text:p>
          </table:table-cell>
          <table:table-cell table:style-name="ce3" table:formula="of:=AVERAGE(OFFSET([.$E$5]; (ROW() - 5) * 9; 0; 5; 1))" office:value-type="float" office:value="988.8942" calcext:value-type="float">
            <text:p>988.8942</text:p>
          </table:table-cell>
          <table:table-cell table:style-name="ce3" table:formula="of:=[.$J$5]/[.J12]" office:value-type="float" office:value="4.44251569075843" calcext:value-type="float">
            <text:p>4.44251569075843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04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.86" calcext:value-type="float">
            <text:p>2368.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0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3.8" calcext:value-type="float">
            <text:p>2363.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49.34" calcext:value-type="float">
            <text:p>2349.3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55.85" calcext:value-type="float">
            <text:p>2355.8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49.57" calcext:value-type="float">
            <text:p>2349.5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5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.99" calcext:value-type="float">
            <text:p>1212.9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2.45" calcext:value-type="float">
            <text:p>1222.4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7.98" calcext:value-type="float">
            <text:p>1207.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4.31" calcext:value-type="float">
            <text:p>1214.3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16.9" calcext:value-type="float">
            <text:p>1216.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0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513" calcext:value-type="float">
            <text:p>646.51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7.836" calcext:value-type="float">
            <text:p>637.83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3.617" calcext:value-type="float">
            <text:p>643.61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8.109" calcext:value-type="float">
            <text:p>648.1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6.948" calcext:value-type="float">
            <text:p>636.94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4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.933" calcext:value-type="float">
            <text:p>622.93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2.532" calcext:value-type="float">
            <text:p>632.5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9.426" calcext:value-type="float">
            <text:p>609.4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2.942" calcext:value-type="float">
            <text:p>622.9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8.824" calcext:value-type="float">
            <text:p>618.8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7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.307" calcext:value-type="float">
            <text:p>684.30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6.879" calcext:value-type="float">
            <text:p>686.87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0.323" calcext:value-type="float">
            <text:p>700.32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8.976" calcext:value-type="float">
            <text:p>688.97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1.324" calcext:value-type="float">
            <text:p>681.3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1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.277" calcext:value-type="float">
            <text:p>688.27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1.636" calcext:value-type="float">
            <text:p>711.63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4.206" calcext:value-type="float">
            <text:p>734.2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7.329" calcext:value-type="float">
            <text:p>817.32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2.198" calcext:value-type="float">
            <text:p>722.1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6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0.79" calcext:value-type="float">
            <text:p>1070.7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9.171" calcext:value-type="float">
            <text:p>969.17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0.526" calcext:value-type="float">
            <text:p>970.5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8.164" calcext:value-type="float">
            <text:p>968.16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4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5.82" calcext:value-type="float">
            <text:p>965.8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18:22:53.197667479</dc:date>
    <meta:editing-duration>PT2M2S</meta:editing-duration>
    <meta:editing-cycles>2</meta:editing-cycles>
    <meta:generator>LibreOffice/7.3.7.2$Linux_X86_64 LibreOffice_project/30$Build-2</meta:generator>
    <meta:document-statistic meta:table-count="1" meta:cell-count="3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16cm" svg:height="8.315cm" xlink:href=".." xlink:type="simple" chart:class="chart:line" chart:style-name="ch1">
        <chart:plot-area chart:style-name="ch2" table:cell-range-address="'merged_sorting_results_2^22'.I5:'merged_sorting_results_2^22'.I12 'merged_sorting_results_2^22'.K5:'merged_sorting_results_2^22'.K12" chart:data-source-has-labels="column" svg:x="1.307cm" svg:y="0.166cm" svg:width="13.213cm" svg:height="7.002cm">
          <chart:coordinate-region svg:x="1.743cm" svg:y="0.365cm" svg:width="12.497cm" svg:height="6.156cm"/>
          <chart:axis chart:dimension="x" chart:name="primary-x" chart:style-name="ch3" chartooo:axis-type="auto">
            <chartooo:date-scale/>
            <chart:title svg:x="7.062cm" svg:y="7.334cm" chart:style-name="ch4">
              <text:p>N. Threads</text:p>
            </chart:title>
            <chart:categories table:cell-range-address="'merged_sorting_results_2^22'.I5:'merged_sorting_results_2^22'.I12"/>
          </chart:axis>
          <chart:axis chart:dimension="y" chart:name="primary-y" chart:style-name="ch3">
            <chart:title svg:x="0.451cm" svg:y="4.386cm" chart:style-name="ch5">
              <text:p>Speedup</text:p>
            </chart:title>
            <chart:grid chart:style-name="ch6" chart:class="major"/>
          </chart:axis>
          <chart:series chart:style-name="ch7" chart:values-cell-range-address="'merged_sorting_results_2^22'.K5:'merged_sorting_results_2^22'.K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2'.I5:'merged_sorting_results_2^22'.I12</svg:desc>
                </draw:g>
              </table:table-cell>
              <table:table-cell office:value-type="float" office:value="1">
                <text:p>1</text:p>
                <draw:g>
                  <svg:desc>'merged_sorting_results_2^22'.K5:'merged_sorting_results_2^22'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6350278517267">
                <text:p>1.86350278517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160045961647">
                <text:p>3.61600459616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83651813261218">
                <text:p>6.836518132612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07058745139872">
                <text:p>7.070587451398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38207698335381">
                <text:p>6.382076983353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.97931591666698">
                <text:p>5.979315916666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44251569075843">
                <text:p>4.44251569075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16cm" svg:height="8.315cm" xlink:href=".." xlink:type="simple" chart:class="chart:line" chart:style-name="ch1">
        <chart:plot-area chart:style-name="ch2" table:cell-range-address="'merged_sorting_results_2^22'.I5:'merged_sorting_results_2^22'.J12" chart:data-source-has-labels="column" svg:x="1.307cm" svg:y="0.166cm" svg:width="13.213cm" svg:height="7.002cm">
          <chart:coordinate-region svg:x="2.299cm" svg:y="0.365cm" svg:width="11.941cm" svg:height="6.156cm"/>
          <chart:axis chart:dimension="x" chart:name="primary-x" chart:style-name="ch3" chartooo:axis-type="auto">
            <chartooo:date-scale/>
            <chart:title svg:x="7.062cm" svg:y="7.334cm" chart:style-name="ch4">
              <text:p>N. Threads</text:p>
            </chart:title>
            <chart:categories table:cell-range-address="'merged_sorting_results_2^22'.I5:'merged_sorting_results_2^22'.I12"/>
          </chart:axis>
          <chart:axis chart:dimension="y" chart:name="primary-y" chart:style-name="ch3">
            <chart:title svg:x="0.451cm" svg:y="5.642cm" chart:style-name="ch5">
              <text:p>Mean Execution Time (ms)</text:p>
            </chart:title>
            <chart:grid chart:style-name="ch6" chart:class="major"/>
          </chart:axis>
          <chart:series chart:style-name="ch7" chart:values-cell-range-address="'merged_sorting_results_2^22'.J5:'merged_sorting_results_2^22'.J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2'.I5:'merged_sorting_results_2^22'.I12</svg:desc>
                </draw:g>
              </table:table-cell>
              <table:table-cell office:value-type="float" office:value="4393.178">
                <text:p>4393.178</text:p>
                <draw:g>
                  <svg:desc>'merged_sorting_results_2^22'.J5:'merged_sorting_results_2^22'.J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57.484">
                <text:p>2357.4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14.926">
                <text:p>1214.9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2.6046">
                <text:p>642.60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21.3314">
                <text:p>621.33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88.3618">
                <text:p>688.36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34.7292">
                <text:p>734.72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88.8942">
                <text:p>988.89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